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d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isel <text:span text:style-name="T1">Reg 时序电路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0:06:18.028365723</meta:creation-date>
    <dc:date>2025-05-18T18:52:18.508466458</dc:date>
    <meta:editing-duration>PT2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7" meta:character-count="16" meta:non-whitespace-character-count="14"/>
  </office:meta>
</office:document-meta>
</file>